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sto_20_normale">
      <style:text-properties style:font-name="Courier New" style:font-name-complex="Courier New"/>
    </style:style>
    <style:style style:name="P2" style:family="paragraph" style:parent-style-name="Testo_20_normale">
      <style:text-properties style:font-name="Courier New" officeooo:rsid="002630fb" officeooo:paragraph-rsid="002630fb" style:font-name-complex="Courier New"/>
    </style:style>
    <style:style style:name="P3" style:family="paragraph" style:parent-style-name="Testo_20_normale">
      <style:text-properties style:font-name="Courier New" officeooo:paragraph-rsid="0028187d" style:font-name-complex="Courier New"/>
    </style:style>
    <style:style style:name="P4" style:family="paragraph" style:parent-style-name="Testo_20_normale">
      <style:text-properties style:font-name="Courier New" officeooo:rsid="002d88b0" officeooo:paragraph-rsid="002d88b0" style:font-name-complex="Courier New"/>
    </style:style>
    <style:style style:name="P5" style:family="paragraph" style:parent-style-name="Testo_20_normale">
      <style:text-properties style:font-name="Courier New" style:font-name-asian="Courier New" style:font-name-complex="Courier New"/>
    </style:style>
    <style:style style:name="P6" style:family="paragraph" style:parent-style-name="Testo_20_normale">
      <style:text-properties style:font-name="Courier New" style:text-underline-style="solid" style:text-underline-width="auto" style:text-underline-color="font-color" style:font-name-complex="Courier New"/>
    </style:style>
    <style:style style:name="P7" style:family="paragraph" style:parent-style-name="Testo_20_normale">
      <style:text-properties fo:color="#ff0000" style:font-name="Courier New" style:font-name-complex="Courier New"/>
    </style:style>
    <style:style style:name="P8" style:family="paragraph" style:parent-style-name="Testo_20_normale">
      <style:text-properties fo:color="#ff0000" style:font-name="Courier New" officeooo:rsid="002395a2" officeooo:paragraph-rsid="002395a2" style:font-name-complex="Courier New"/>
    </style:style>
    <style:style style:name="P9" style:family="paragraph" style:parent-style-name="Testo_20_normale">
      <style:text-properties fo:color="#ff0000" style:font-name="Courier New" officeooo:rsid="002630fb" officeooo:paragraph-rsid="002630fb" style:font-name-complex="Courier New"/>
    </style:style>
    <style:style style:name="P10" style:family="paragraph" style:parent-style-name="Testo_20_normale">
      <style:text-properties fo:color="#ce181e" style:font-name="Courier New" style:font-name-complex="Courier New"/>
    </style:style>
    <style:style style:name="P11" style:family="paragraph" style:parent-style-name="Testo_20_normale">
      <style:text-properties fo:color="#ce181e" style:font-name="Courier New" officeooo:rsid="001fe98e" officeooo:paragraph-rsid="001fe98e" style:font-name-complex="Courier New"/>
    </style:style>
    <style:style style:name="P12" style:family="paragraph" style:parent-style-name="Testo_20_normale">
      <style:text-properties fo:color="#ce181e" style:font-name="Courier New" officeooo:rsid="002c27bc" officeooo:paragraph-rsid="002c27bc" style:font-name-complex="Courier New"/>
    </style:style>
    <style:style style:name="P13" style:family="paragraph" style:parent-style-name="Testo_20_normale">
      <style:text-properties officeooo:paragraph-rsid="002b4268"/>
    </style:style>
    <style:style style:name="P14" style:family="paragraph" style:parent-style-name="Testo_20_normale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ff0000" style:font-name="Courier New" style:font-name-complex="Courier New"/>
    </style:style>
    <style:style style:name="P15" style:family="paragraph" style:parent-style-name="Testo_20_normale" style:master-page-name="Standard">
      <style:paragraph-properties style:page-number="auto"/>
      <style:text-properties style:font-name="Courier New" style:font-name-complex="Courier New"/>
    </style:style>
    <style:style style:name="P16" style:family="paragraph" style:parent-style-name="Testo_20_normale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urier New" style:font-name-complex="Courier New"/>
    </style:style>
    <style:style style:name="P17" style:family="paragraph" style:parent-style-name="Standard">
      <style:text-properties style:font-name="Courier New" officeooo:paragraph-rsid="002cb62d" style:font-name-complex="Courier New"/>
    </style:style>
    <style:style style:name="P18" style:family="paragraph" style:parent-style-name="Standard">
      <style:text-properties officeooo:rsid="0003a768" officeooo:paragraph-rsid="002cb62d"/>
    </style:style>
    <style:style style:name="T1" style:family="text">
      <style:text-properties style:font-name="Courier New" style:font-name-complex="Courier New"/>
    </style:style>
    <style:style style:name="T2" style:family="text">
      <style:text-properties fo:color="#ff0000"/>
    </style:style>
    <style:style style:name="T3" style:family="text">
      <style:text-properties fo:color="#ff0000" style:font-name="Courier New" style:font-name-complex="Courier New"/>
    </style:style>
    <style:style style:name="T4" style:family="text">
      <style:text-properties fo:color="#ff0000" style:font-name="Courier New" officeooo:rsid="0018f6e3" style:font-name-complex="Courier New"/>
    </style:style>
    <style:style style:name="T5" style:family="text">
      <style:text-properties fo:color="#ff0000" style:font-name="Courier New" officeooo:rsid="00199979" style:font-name-complex="Courier New"/>
    </style:style>
    <style:style style:name="T6" style:family="text">
      <style:text-properties fo:color="#ff0000" style:font-name="Courier New" officeooo:rsid="001a287a" style:font-name-complex="Courier New"/>
    </style:style>
    <style:style style:name="T7" style:family="text">
      <style:text-properties fo:color="#ff0000" style:font-name="Courier New" officeooo:rsid="002b4268" style:font-name-complex="Courier New"/>
    </style:style>
    <style:style style:name="T8" style:family="text">
      <style:text-properties style:font-name-asian="Courier New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a3395"/>
    </style:style>
    <style:style style:name="T11" style:family="text">
      <style:text-properties officeooo:rsid="001c959e"/>
    </style:style>
    <style:style style:name="T12" style:family="text">
      <style:text-properties officeooo:rsid="001cc5a4"/>
    </style:style>
    <style:style style:name="T13" style:family="text">
      <style:text-properties officeooo:rsid="001d03ed"/>
    </style:style>
    <style:style style:name="T14" style:family="text">
      <style:text-properties officeooo:rsid="002395a2"/>
    </style:style>
    <style:style style:name="T15" style:family="text">
      <style:text-properties officeooo:rsid="00247923"/>
    </style:style>
    <style:style style:name="T16" style:family="text">
      <style:text-properties officeooo:rsid="002630fb"/>
    </style:style>
    <style:style style:name="T17" style:family="text">
      <style:text-properties officeooo:rsid="002c27bc"/>
    </style:style>
    <style:style style:name="T18" style:family="text">
      <style:text-properties officeooo:rsid="002cb62d"/>
    </style:style>
    <style:style style:name="T19" style:family="text">
      <style:text-properties fo:color="#ce181e"/>
    </style:style>
    <style:style style:name="T20" style:family="text">
      <style:text-properties fo:color="#ce181e" officeooo:rsid="002cb6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------------------------------------------------------------------------</text:p>
      <text:p text:style-name="P7">INSTALL JDK version 1.8.0_242</text:p>
      <text:p text:style-name="P1">-------------------------------------------------------------------------</text:p>
      <text:p text:style-name="P1"/>
      <text:p text:style-name="Testo_20_normale"><text:span text:style-name="T3">## apt-get update, scarico i nuovi aggiornamenti del sistema operativ</text:span><text:span text:style-name="T6">o</text:span></text:p>
      <text:p text:style-name="P7"/>
      <text:p text:style-name="P1">sudo apt-get update </text:p>
      <text:p text:style-name="P5"><text:s text:c="2"/></text:p>
      <text:p text:style-name="Testo_20_normale"><text:span text:style-name="T3">## apt-get -u upgrade, faccio l'aggiornamento del sistema operativ</text:span><text:span text:style-name="T6">o</text:span></text:p>
      <text:p text:style-name="P7"/>
      <text:p text:style-name="P1">apt-get -u upgrade</text:p>
      <text:p text:style-name="P1"/>
      <text:p text:style-name="P7">##installo una versione compatibile con HD di JDK</text:p>
      <text:p text:style-name="P7"/>
      <text:p text:style-name="P1">sudo apt install openjdk-8-jdk</text:p>
      <text:p text:style-name="P5"><text:s/></text:p>
      <text:p text:style-name="P1">-------------------------------------------------------------------------</text:p>
      <text:p text:style-name="P14">UPDATE bash.bashrc</text:p>
      <text:p text:style-name="P7"/>
      <text:p text:style-name="P7">## modifico il file bash.bashrc</text:p>
      <text:p text:style-name="P7">## La directory /etc e' la directory che contiene tutti i file di configurazione di un sistema linux</text:p>
      <text:p text:style-name="P7"/>
      <text:p text:style-name="P7">## nano è un text editor di linux per modificare (scriverci dentro) i file</text:p>
      <text:p text:style-name="P7"/>
      <text:p text:style-name="P1">sudo nano /etc/bash.bashrc</text:p>
      <text:p text:style-name="P1"/>
      <text:p text:style-name="P7">## quello che scrivo <text:span text:style-name="T10">(aggiungo) </text:span>nel file .bashrc( file di sistema)</text:p>
      <text:p text:style-name="P7"/>
      <text:p text:style-name="P1">JAVA_HOME=/usr/lib/jvm/java-1.8.0-openjdk-amd64 ## directory di JDK</text:p>
      <text:p text:style-name="P1"/>
      <text:p text:style-name="P7">## esporto il path di JDK <text:span text:style-name="T10">(che stava nella home directory)</text:span></text:p>
      <text:p text:style-name="P7"/>
      <text:p text:style-name="P1">export JAVA_HOME</text:p>
      <text:p text:style-name="P1"/>
      <text:p text:style-name="P7">## creo un nuovo PATH(in bash.bashrc), nella directory "bin"(directory dove ci sono i codici sorgenti già compilati)</text:p>
      <text:p text:style-name="P7"/>
      <text:p text:style-name="P1">PATH=$PATH:$JAVA_HOME:$JAVA_HOME/bin</text:p>
      <text:p text:style-name="P1"/>
      <text:p text:style-name="P7">## esporto il nuovo path</text:p>
      <text:p text:style-name="P7"/>
      <text:p text:style-name="P1">export PATH</text:p>
      <text:p text:style-name="P1"/>
      <text:p text:style-name="P7">## source, permette di caricare il contenuto del file ( ev. modificato) nel path indicato</text:p>
      <text:p text:style-name="P7"/>
      <text:p text:style-name="P1">source /etc/bash.bashrc</text:p>
      <text:p text:style-name="P1"/>
      <text:p text:style-name="P1">-------------------------------------------------------------------------</text:p>
      <text:p text:style-name="P7">VERIFY JDK version 1.8.0_242</text:p>
      <text:p text:style-name="P1">-------------------------------------------------------------------------</text:p>
      <text:p text:style-name="P1"/>
      <text:p text:style-name="P7"><text:soft-page-break/>## verifico l'installazione di java</text:p>
      <text:p text:style-name="P7"/>
      <text:p text:style-name="P1">java -version</text:p>
      <text:p text:style-name="P1">--openjdk version "1.8.0_242"</text:p>
      <text:p text:style-name="P1">--OpenJDK Runtime Environment (build 1.8.0_242-8u242-b08-0ubuntu3~18.04-b08)</text:p>
      <text:p text:style-name="P1">--OpenJDK 64-Bit Server VM (build 25.242-b08, mixed mode)</text:p>
      <text:p text:style-name="P1"/>
      <text:p text:style-name="P7">## controllo la versioe del compilatore java</text:p>
      <text:p text:style-name="P7"/>
      <text:p text:style-name="P1">javac -version</text:p>
      <text:p text:style-name="P1">--javac 1.8.0_242</text:p>
      <text:p text:style-name="P1"/>
      <text:p text:style-name="P7">## which, restituisce il path in cui è il file(software)</text:p>
      <text:p text:style-name="P7"/>
      <text:p text:style-name="P1">which java</text:p>
      <text:p text:style-name="P1">--/usr/bin/java</text:p>
      <text:p text:style-name="P1"/>
      <text:p text:style-name="P7">## which, restituisce il path in cui è il file(software)</text:p>
      <text:p text:style-name="P7"/>
      <text:p text:style-name="P1">which javac</text:p>
      <text:p text:style-name="P1">--/usr/bin/javac</text:p>
      <text:p text:style-name="P1"/>
      <text:p text:style-name="P1">=========================================================================</text:p>
      <text:p text:style-name="P1"/>
      <text:p text:style-name="P1">-------------------------------------------------------------------------</text:p>
      <text:p text:style-name="P7">HADOOP STANDALONE INSTALLATION</text:p>
      <text:p text:style-name="P1">-------------------------------------------------------------------------</text:p>
      <text:p text:style-name="P7">##link Per il DOWNLOAD d<text:span text:style-name="T11">ella release di</text:span> HD:</text:p>
      <text:p text:style-name="P7"/>
      <text:p text:style-name="P1"><text:a xlink:type="simple" xlink:href="https://hadoop.apache.org/release/3.1.2.html" text:style-name="Internet_20_link" text:visited-style-name="Visited_20_Internet_20_Link">https://hadoop.apache.org/release/3.1.2.html</text:a></text:p>
      <text:p text:style-name="P1">------------------------------------------------------------------------</text:p>
      <text:p text:style-name="P1"/>
      <text:p text:style-name="P7">##Per il download di HD( vers 3.1.2),eseguo: </text:p>
      <text:p text:style-name="P7"/>
      <text:p text:style-name="P1">wget \ https://hadoop.apache.org/release/3.1.2.html</text:p>
      <text:p text:style-name="P1">-------------------------------------------------------------------------</text:p>
      <text:p text:style-name="P1"/>
      <text:p text:style-name="P7">##Spacchetto(decomprimo) il TARBALL( ta<text:span text:style-name="T12">r </text:span>è <text:span text:style-name="T12">come l’estensione </text:span>file .zip di WIN)</text:p>
      <text:p text:style-name="P7"/>
      <text:p text:style-name="P1">tar -xzvf hadoop-3.1.2.tar.gz</text:p>
      <text:p text:style-name="P1"/>
      <text:p text:style-name="P7">## controllo la directory all'interno del file hadoop-3.1.2, dove trovo i file di CONFIG.</text:p>
      <text:p text:style-name="P7"/>
      <text:p text:style-name="P1">ls hadoop-3.1.2 </text:p>
      <text:p text:style-name="P1">-------------------------------------------------------------------------</text:p>
      <text:p text:style-name="P1"/>
      <text:p text:style-name="P7">## solitamente le distribuzioni per produzione come HD, vanno nella /usr/local dove ho la proprietà di root( sudo -i)</text:p>
      <text:p text:style-name="P7"/>
      <text:p text:style-name="P7">## allora creo un directory in /usr/local di nome "hadoop"</text:p>
      <text:p text:style-name="P7"/>
      <text:p text:style-name="P1"><text:soft-page-break/>sudo mkdir /usr/local/hadoop</text:p>
      <text:p text:style-name="P1"/>
      <text:p text:style-name="P7">## con mv sposto il file <text:span text:style-name="T13">(hadoop-3.1.2)</text:span> nella nuova directory</text:p>
      <text:p text:style-name="P7"/>
      <text:p text:style-name="P1">sudo mv hadoop-3.1.2 /usr/local/hadoop</text:p>
      <text:p text:style-name="P1"/>
      <text:p text:style-name="P1">-------------------------------------------------------------------------</text:p>
      <text:p text:style-name="P7">## echo, mi permette di trovare il path corrente di $JAVA_HOME</text:p>
      <text:p text:style-name="P7"/>
      <text:p text:style-name="P1">echo $JAVA_HOME</text:p>
      <text:p text:style-name="P1"/>
      <text:p text:style-name="P1">## quello che ottengo :</text:p>
      <text:p text:style-name="P1"/>
      <text:p text:style-name="P1">/usr/lib/jvm/java-1.8.0-openjdk-amd64</text:p>
      <text:p text:style-name="P1"/>
      <text:p text:style-name="P7">## modifico il file hadoop-env.sh di hadoop nel path indicato.</text:p>
      <text:p text:style-name="P7"/>
      <text:p text:style-name="P7">## hadoop-env.sh specifica le variabili di ambiente che influenzano il JDK utilizzato da Hadoop, le opzioni JDK del deamon, il pid di</text:p>
      <text:p text:style-name="P7"><text:span text:style-name="T8"><text:s text:c="3"/></text:span>Configurazione: Una panoramica file e directory dei file di registro.</text:p>
      <text:p text:style-name="P7"/>
      <text:p text:style-name="P1">sudo nano /usr/local/hadoop/hadoop-3.1.2/etc/hadoop/hadoop-env.sh</text:p>
      <text:p text:style-name="P1"/>
      <text:p text:style-name="P7">## esporto JAVA_HOME</text:p>
      <text:p text:style-name="P7"/>
      <text:p text:style-name="P1">export JAVA_HOME=/usr/lib/jvm/java-1.8.0-openjdk-amd64 </text:p>
      <text:p text:style-name="P1"/>
      <text:p text:style-name="P7">## modifico( ci scrivo dentro) il .bashrc nella directory etc</text:p>
      <text:p text:style-name="P7"/>
      <text:p text:style-name="P1">sudo nano /etc/bash.bashrc</text:p>
      <text:p text:style-name="P1"/>
      <text:p text:style-name="P11">## inserisco questo :</text:p>
      <text:p text:style-name="P1"/>
      <text:p text:style-name="P1">export HADOOP_HOME=/usr/local/hadoop/hadoop-3.1.2</text:p>
      <text:p text:style-name="P1">export PATH=$PATH:$HADOOP_HOME/sbin:$HADOOP_HOME/bin</text:p>
      <text:p text:style-name="P1"/>
      <text:p text:style-name="P1">export HADOOP_MAPRED_HOME=${HADOOP_HOME}</text:p>
      <text:p text:style-name="P1">export HADOOP_COMMON_HOME=${HADOOP_HOME}</text:p>
      <text:p text:style-name="P1">export HADOOP_HDFS_HOME=${HADOOP_HOME}</text:p>
      <text:p text:style-name="P1">export YARN_HOME=${HADOOP_HOME}</text:p>
      <text:p text:style-name="P1"/>
      <text:p text:style-name="P7">## carico il codice appena scritto </text:p>
      <text:p text:style-name="P7"/>
      <text:p text:style-name="P1">source /etc/bash.bashrc</text:p>
      <text:p text:style-name="P1"/>
      <text:p text:style-name="P1">-------------------------------------------------------------------------</text:p>
      <text:p text:style-name="P10">HADOOP RUNNING PARAMETERS </text:p>
      <text:p text:style-name="P1">-------------------------------------------------------------------------</text:p>
      <text:p text:style-name="P7">## vedo l' help per il path indicato</text:p>
      <text:p text:style-name="P7"/>
      <text:p text:style-name="P1">/usr/local/hadoop/hadoop-3.1.2/bin/hadoop --help</text:p>
      <text:p text:style-name="P1"/>
      <text:p text:style-name="P1">Usage: hadoop [OPTIONS] SUBCOMMAND [SUBCOMMAND OPTIONS]</text:p>
      <text:p text:style-name="P1"><text:span text:style-name="T8"><text:s/></text:span>or <text:s text:c="3"/>hadoop [OPTIONS] CLASSNAME [CLASSNAME OPTIONS]</text:p>
      <text:p text:style-name="P1"><text:soft-page-break/><text:span text:style-name="T8"><text:s text:c="2"/></text:span>where CLASSNAME is a user-provided Java class</text:p>
      <text:p text:style-name="P1"/>
      <text:p text:style-name="P1"><text:span text:style-name="T8"><text:s text:c="2"/></text:span>OPTIONS is none or any of:</text:p>
      <text:p text:style-name="P1"/>
      <text:p text:style-name="P1">buildpaths <text:s text:c="22"/>attempt to add class files from build tree</text:p>
      <text:p text:style-name="P1">--config dir <text:s text:c="20"/>Hadoop config directory</text:p>
      <text:p text:style-name="P1">--debug <text:s text:c="25"/>turn on shell script debug mode</text:p>
      <text:p text:style-name="P1">--help <text:s text:c="26"/>usage information</text:p>
      <text:p text:style-name="P1">hostnames list[,of,host,names] <text:s text:c="2"/>hosts to use in slave mode</text:p>
      <text:p text:style-name="P1">hosts filename <text:s text:c="18"/>list of hosts to use in slave mode</text:p>
      <text:p text:style-name="P1">loglevel level <text:s text:c="18"/>set the log4j level for this command</text:p>
      <text:p text:style-name="P1">workers <text:s text:c="25"/>turn on worker mode</text:p>
      <text:p text:style-name="P1"/>
      <text:p text:style-name="P1"><text:span text:style-name="T8"><text:s text:c="2"/></text:span>SUBCOMMAND is one of:</text:p>
      <text:p text:style-name="P1"/>
      <text:p text:style-name="P1"/>
      <text:p text:style-name="P1"><text:span text:style-name="T8"><text:s text:c="4"/></text:span>Admin Commands:</text:p>
      <text:p text:style-name="P1"/>
      <text:p text:style-name="P1">daemonlog <text:s text:c="4"/>get/set the log level for each daemon</text:p>
      <text:p text:style-name="P1"/>
      <text:p text:style-name="P1"><text:span text:style-name="T8"><text:s text:c="4"/></text:span>Client Commands:</text:p>
      <text:p text:style-name="P1"/>
      <text:p text:style-name="P1">checknative <text:s text:c="2"/>check native Hadoop and compression libraries availability</text:p>
      <text:p text:style-name="P1">classpath <text:s text:c="4"/>prints the class path needed to get the Hadoop jar and the required libraries</text:p>
      <text:p text:style-name="P1">conftest <text:s text:c="5"/>validate configuration XML files</text:p>
      <text:p text:style-name="P1">credential <text:s text:c="3"/>interact with credential providers</text:p>
      <text:p text:style-name="P1">dtutil <text:s text:c="7"/>operations related to delegation tokens</text:p>
      <text:p text:style-name="P1">envvars <text:s text:c="6"/>display computed Hadoop environment variables</text:p>
      <text:p text:style-name="P1">fs <text:s text:c="11"/>run a generic filesystem user client</text:p>
      <text:p text:style-name="P1">jar &lt;jar&gt; <text:s text:c="4"/>run a jar file. NOTE: please use "yarn jar" to launch YARN applications, not this command.</text:p>
      <text:p text:style-name="P1">jnipath <text:s text:c="6"/>prints the java.library.path</text:p>
      <text:p text:style-name="P1">kdiag <text:s text:c="8"/>Diagnose Kerberos Problems</text:p>
      <text:p text:style-name="P1">kerbname <text:s text:c="5"/>show auth_to_local principal conversion</text:p>
      <text:p text:style-name="P1">key <text:s text:c="10"/>manage keys via the KeyProvider</text:p>
      <text:p text:style-name="P1">trace <text:s text:c="8"/>view and modify Hadoop tracing settings</text:p>
      <text:p text:style-name="P1">version <text:s text:c="6"/>print the version</text:p>
      <text:p text:style-name="P1"/>
      <text:p text:style-name="P1">SUBCOMMAND may print help when invoked w/o parameters or with -h.</text:p>
      <text:p text:style-name="P1"/>
      <text:p text:style-name="P1">-------------------------------------------------------------------------</text:p>
      <text:p text:style-name="P7">MAPREDUCE RUN EXAMPLE PROGRAM <text:s/></text:p>
      <text:p text:style-name="P1">-------------------------------------------------------------------------</text:p>
      <text:p text:style-name="P1"/>
      <text:p text:style-name="P7">##creo una directory chiamata input nella nostra home(cd ~/ = mi trovo nella home) directory.</text:p>
      <text:p text:style-name="P7"/>
      <text:p text:style-name="P7">## In particolare copio .xml ,file di configurazione, per utilizzare quei file come nostri dati.</text:p>
      <text:p text:style-name="P8">Cd </text:p>
      <text:p text:style-name="P1">cd ~/ </text:p>
      <text:p text:style-name="P1">mkdir ~/input</text:p>
      <text:p text:style-name="P1"><text:soft-page-break/>cp /usr/local/hadoop/hadoop-3.1.2/etc/hadoop/*.xml ~/input</text:p>
      <text:p text:style-name="P1"/>
      <text:p text:style-name="P1"># run the MapReduce hadoop-mapreduce-examples program.</text:p>
      <text:p text:style-name="P1"># The MapReduce grep program will count the matches of a literal word or regular expression. </text:p>
      <text:p text:style-name="P1"># Finally, we’ll supply the regular expression allowed[.]* to find occurrences of the word </text:p>
      <text:p text:style-name="P1"># allowed within or at the end of a declarative sentence. The expression is case-sensitive, </text:p>
      <text:p text:style-name="P1"># so we wouldn’t find the word if it were capitalized at the beginning of a sentence: </text:p>
      <text:p text:style-name="P1"/>
      <text:p text:style-name="P1">/usr/local/hadoop/hadoop-3.1.2/bin/hadoop jar /usr/local/hadoop/hadoop-3.1.2/share/hadoop/mapreduce/hadoop-mapreduce-examples-3.1.2.jar grep ~/input ~/grep_example 'allowed[.]*'</text:p>
      <text:p text:style-name="P1"/>
      <text:p text:style-name="Testo_20_normale"><text:span text:style-name="T3">## Results are stored in the output directory and can be checked by running cat on the output directory</text:span><text:span text:style-name="T4">( </text:span><text:span text:style-name="T5">cat mi permette di visualizzare quello che c’è nel path senza utilizzare l’editor (nano))</text:span><text:span text:style-name="T6">g</text:span></text:p>
      <text:p text:style-name="P7"/>
      <text:p text:style-name="P1">cat ~/grep_example/*</text:p>
      <text:p text:style-name="P1"/>
      <text:p text:style-name="P1">21<text:tab/>allowed.</text:p>
      <text:p text:style-name="P1">1<text:tab/>allowed</text:p>
      <text:p text:style-name="P1"/>
      <text:p text:style-name="Testo_20_normale"><text:span text:style-name="T3">## delete the directory ~/grep_example for a new run</text:span></text:p>
      <text:p text:style-name="P7"/>
      <text:p text:style-name="P1">rm -r ~/grep_example</text:p>
      <text:p text:style-name="P1"/>
      <text:p text:style-name="P1">-------------------------------------------------------------------------</text:p>
      <text:p text:style-name="P7">SSH INSTALLATION</text:p>
      <text:p text:style-name="P1">-------------------------------------------------------------------------</text:p>
      <text:p text:style-name="P1"/>
      <text:p text:style-name="P7"># installo ssh <text:span text:style-name="T14">per usare hadoop</text:span></text:p>
      <text:p text:style-name="P7"/>
      <text:p text:style-name="P1">sudo apt-get update</text:p>
      <text:p text:style-name="P1">sudo apt-get install ssh</text:p>
      <text:p text:style-name="P1">...</text:p>
      <text:p text:style-name="P1"/>
      <text:p text:style-name="P1">-------------------------------------------------------------------------</text:p>
      <text:p text:style-name="P7">HADOOP USER DEFINITION</text:p>
      <text:p text:style-name="P1">-------------------------------------------------------------------------</text:p>
      <text:p text:style-name="P1"/>
      <text:p text:style-name="P7">## creo un gruppo Hadoop </text:p>
      <text:p text:style-name="P7"/>
      <text:p text:style-name="P1">--sudo addgroup hadoop</text:p>
      <text:p text:style-name="P1"/>
      <text:p text:style-name="Testo_20_normale"><text:span text:style-name="T3">## Adding mdba(UTENTE) to Hadoop group </text:span></text:p>
      <text:p text:style-name="P7"/>
      <text:p text:style-name="P1">--sudo adduser --ingroup hadoop mdba</text:p>
      <text:p text:style-name="P1"/>
      <text:p text:style-name="P1">--usermod -aG sudo mdba <text:s/><text:span text:style-name="T15">## mdba(utente) è l’utente che uso per hadoop</text:span></text:p>
      <text:p text:style-name="P7"/>
      <text:p text:style-name="Testo_20_normale"><text:span text:style-name="T3"># creo una chiave generatrice (keygen)=PASSWORD</text:span></text:p>
      <text:p text:style-name="P7"><text:soft-page-break/></text:p>
      <text:p text:style-name="P1">ssh-keygen -t rsa -P ""</text:p>
      <text:p text:style-name="P1"/>
      <text:p text:style-name="P1"/>
      <text:p text:style-name="P1">--Generating public/private rsa key pair.</text:p>
      <text:p text:style-name="P1">--Enter file in which to save the key (/home/mdba/.ssh/id_rsa): </text:p>
      <text:p text:style-name="P1">--Created directory '/home/mdba/.ssh'.</text:p>
      <text:p text:style-name="P1">--Your identification has been saved in /home/mdba/.ssh/id_rsa.</text:p>
      <text:p text:style-name="P1">--Your public key has been saved in /home/mdba/.ssh/id_rsa.pub.</text:p>
      <text:p text:style-name="P1">---The key fingerprint is:</text:p>
      <text:p text:style-name="P1">--SHA256:ykrzeesoLp82uOHmj46+Yn66hMDZg6tMW3Eb7YKhiKU mdba@bigdataMDBA</text:p>
      <text:p text:style-name="P1">--The key's randomart image is:</text:p>
      <text:p text:style-name="P1">--+---[RSA 2048]----+</text:p>
      <text:p text:style-name="P1">--| <text:s text:c="16"/>|</text:p>
      <text:p text:style-name="P1">--| <text:s text:c="16"/>|</text:p>
      <text:p text:style-name="P1">--| <text:s text:c="16"/>|</text:p>
      <text:p text:style-name="P1">--|. + <text:s text:c="2"/>. <text:s text:c="9"/>|</text:p>
      <text:p text:style-name="P1">--|.+.= o .S <text:s text:c="7"/>|</text:p>
      <text:p text:style-name="P1">--|=oo *.+. <text:s text:c="8"/>|</text:p>
      <text:p text:style-name="P1">--|E=.+ooo. <text:s text:c="8"/>|</text:p>
      <text:p text:style-name="P1">--|*+*=+=.o. <text:s text:c="7"/>|</text:p>
      <text:p text:style-name="P1">--|B%@B*o+oo. <text:s text:c="6"/>|</text:p>
      <text:p text:style-name="P1">--+----[SHA256]-----+</text:p>
      <text:p text:style-name="P1"/>
      <text:p text:style-name="P7">#<text:span text:style-name="T16">#</text:span> create authorized_keys</text:p>
      <text:p text:style-name="P7"/>
      <text:p text:style-name="P9">## metto la chiave di sicurezza e con &gt;&gt; la vado a mettere nel path indicato </text:p>
      <text:p text:style-name="P7"/>
      <text:p text:style-name="P1">cat ~/.ssh/id_rsa.pub &gt;&gt; ~/.ssh/authorized_keys</text:p>
      <text:p text:style-name="P1"/>
      <text:p text:style-name="P2">## </text:p>
      <text:p text:style-name="P2"/>
      <text:p text:style-name="P1">chmod 0600 ~/.ssh/authorized_keys</text:p>
      <text:p text:style-name="P1"/>
      <text:p text:style-name="P7"># test localhost</text:p>
      <text:p text:style-name="P7"/>
      <text:p text:style-name="P3">ssh localhost</text:p>
      <text:p text:style-name="P1">--The authenticity of host 'localhost (127.0.0.1)' can't be established.</text:p>
      <text:p text:style-name="P1">--ECDSA key fingerprint is SHA256:B0ld76lqrN++yifyCvy2Q405X+wnUgBBaCAyL/+6yK8.</text:p>
      <text:p text:style-name="P1">--Are you sure you want to continue connecting (yes/no)? yes</text:p>
      <text:p text:style-name="P1">--Warning: Permanently added 'localhost' (ECDSA) to the list of known hosts.</text:p>
      <text:p text:style-name="P1">--Welcome to Ubuntu 18.04.4 LTS (GNU/Linux 5.3.0-40-generic x86_64)</text:p>
      <text:p text:style-name="P1"/>
      <text:p text:style-name="P1">-- * Documentation: <text:s/>https://help.ubuntu.com</text:p>
      <text:p text:style-name="P1">-- * Management: <text:s text:c="4"/>https://landscape.canonical.com</text:p>
      <text:p text:style-name="P1">-- * Support: <text:s text:c="7"/>https://ubuntu.com/advantage</text:p>
      <text:p text:style-name="P1">--</text:p>
      <text:p text:style-name="P1">--</text:p>
      <text:p text:style-name="P1">-- * Canonical Livepatch is available for installation.</text:p>
      <text:p text:style-name="P1">-- <text:s text:c="2"/>- Reduce system reboots and improve kernel security. Activate at:</text:p>
      <text:p text:style-name="P1">-- <text:s text:c="4"/>https://ubuntu.com/livepatch</text:p>
      <text:p text:style-name="P1"><text:soft-page-break/>--</text:p>
      <text:p text:style-name="P1">--28 packages can be updated.</text:p>
      <text:p text:style-name="P1">--23 updates are security updates.</text:p>
      <text:p text:style-name="P1">--</text:p>
      <text:p text:style-name="P1">--Your Hardware Enablement Stack (HWE) is supported until April 2023.</text:p>
      <text:p text:style-name="P1">--</text:p>
      <text:p text:style-name="P1">--The programs included with the Ubuntu system are free software;</text:p>
      <text:p text:style-name="P1">--the exact distribution terms for each program are described in the</text:p>
      <text:p text:style-name="P1">--individual files in /usr/share/doc/*/copyright.</text:p>
      <text:p text:style-name="P1">--</text:p>
      <text:p text:style-name="P1">--Ubuntu comes with ABSOLUTELY NO WARRANTY, to the extent permitted by</text:p>
      <text:p text:style-name="P1">--applicable law.</text:p>
      <text:p text:style-name="P1"/>
      <text:p text:style-name="P7">## esco dall' localhost</text:p>
      <text:p text:style-name="P7"/>
      <text:p text:style-name="P1">exit</text:p>
      <text:p text:style-name="P1">--logout</text:p>
      <text:p text:style-name="P1">--Connection to localhost closed.</text:p>
      <text:p text:style-name="P1"/>
      <text:p text:style-name="P1">-------------------------------------------------------------------------</text:p>
      <text:p text:style-name="P7">HADOOP CONFIGURATION </text:p>
      <text:p text:style-name="P1">-------------------------------------------------------------------------</text:p>
      <text:p text:style-name="P1"/>
      <text:p text:style-name="P7">## modifico il seguente file (al path inicato)--&gt; /usr/local/hadoop/hadoop-3.1.2/etc/hadoop/core-site.xml</text:p>
      <text:p text:style-name="P7"/>
      <text:p text:style-name="P7">## Un file XML che specifica i parametri rilevanti per tutti i deamons e client Hadoop.</text:p>
      <text:p text:style-name="P1"> </text:p>
      <text:p text:style-name="P1">sudo nano /usr/local/hadoop/hadoop-3.1.2/etc/hadoop/core-site.xml</text:p>
      <text:p text:style-name="P1"/>
      <text:p text:style-name="P1">---------------</text:p>
      <text:p text:style-name="P1">&lt;configuration&gt;</text:p>
      <text:p text:style-name="P1"><text:span text:style-name="T8"><text:s text:c="2"/></text:span>&lt;property&gt;</text:p>
      <text:p text:style-name="P1"><text:span text:style-name="T8"><text:s text:c="6"/></text:span>&lt;name&gt;fs.default.name&lt;/name&gt; <text:s text:c="5"/></text:p>
      <text:p text:style-name="P1"><text:span text:style-name="T8"><text:s text:c="6"/></text:span>&lt;value&gt;hdfs://localhost:9000&lt;/value&gt;</text:p>
      <text:p text:style-name="P1"><text:span text:style-name="T8"><text:s text:c="3"/></text:span>&lt;/property&gt;</text:p>
      <text:p text:style-name="P1"><text:span text:style-name="T8"><text:s text:c="3"/></text:span>&lt;property&gt;</text:p>
      <text:p text:style-name="P1"><text:span text:style-name="T8"><text:s text:c="6"/></text:span>&lt;name&gt;hadoop.tmp.dir&lt;/name&gt;</text:p>
      <text:p text:style-name="P1"><text:span text:style-name="T8"><text:s text:c="6"/></text:span>&lt;value&gt;/home/mdba/hdata&lt;/value&gt;</text:p>
      <text:p text:style-name="P1"><text:span text:style-name="T8"><text:s text:c="3"/></text:span>&lt;/property&gt;</text:p>
      <text:p text:style-name="P1">&lt;/configuration&gt;</text:p>
      <text:p text:style-name="P1">---------------</text:p>
      <text:p text:style-name="P1"/>
      <text:p text:style-name="P7">## modifico il seguente file (al path inicato)--&gt; /usr/local/hadoop/hadoop-3.1.2/etc/hadoop/hdfs-site.xml</text:p>
      <text:p text:style-name="P7"/>
      <text:p text:style-name="P7">## Un file XML che specifica i parametri utilizzati dai daemon e dai client HDFS.</text:p>
      <text:p text:style-name="P7"/>
      <text:p text:style-name="P1">sudo nano /usr/local/hadoop/hadoop-3.1.2/etc/hadoop/hdfs-site.xml</text:p>
      <text:p text:style-name="P1"/>
      <text:p text:style-name="P1">---------------</text:p>
      <text:p text:style-name="P1">&lt;configuration&gt;</text:p>
      <text:p text:style-name="P1"><text:soft-page-break/><text:span text:style-name="T8"><text:s text:c="3"/></text:span>&lt;property&gt;</text:p>
      <text:p text:style-name="P1"><text:span text:style-name="T8"><text:s text:c="6"/></text:span>&lt;name&gt;dfs.replication&lt;/name&gt;</text:p>
      <text:p text:style-name="P1"><text:span text:style-name="T8"><text:s text:c="6"/></text:span>&lt;value&gt;1&lt;/value&gt;</text:p>
      <text:p text:style-name="P1"><text:span text:style-name="T8"><text:s text:c="3"/></text:span>&lt;/property&gt;</text:p>
      <text:p text:style-name="P1"><text:span text:style-name="T8"><text:s text:c="3"/></text:span>&lt;property&gt;</text:p>
      <text:p text:style-name="P1"><text:span text:style-name="T8"><text:s text:c="6"/></text:span>&lt;name&gt;dfs.name.dir&lt;/name&gt;</text:p>
      <text:p text:style-name="P1"><text:span text:style-name="T8"><text:s text:c="6"/></text:span>&lt;value&gt;file:///home/mdba/hadoopinfra/hdfs/namenode&lt;/value&gt;</text:p>
      <text:p text:style-name="P1"><text:span text:style-name="T8"><text:s text:c="3"/></text:span>&lt;/property&gt;</text:p>
      <text:p text:style-name="P1"><text:span text:style-name="T8"><text:s text:c="3"/></text:span>&lt;property&gt;</text:p>
      <text:p text:style-name="P1"><text:span text:style-name="T8"><text:s text:c="6"/></text:span>&lt;name&gt;dfs.data.dir&lt;/name&gt;</text:p>
      <text:p text:style-name="P1"><text:span text:style-name="T8"><text:s text:c="6"/></text:span>&lt;value&gt;file:///home/mdba/hadoopinfra/hdfs/datanode&lt;/value&gt;</text:p>
      <text:p text:style-name="P1"><text:span text:style-name="T8"><text:s text:c="3"/></text:span>&lt;/property&gt;</text:p>
      <text:p text:style-name="P1">&lt;/configuration&gt;</text:p>
      <text:p text:style-name="P1">---------------</text:p>
      <text:p text:style-name="P1"/>
      <text:p text:style-name="P7">## modifico il seguente file (al path inicato)--&gt; /usr/local/hadoop/hadoop-3.1.2/etc/hadoop/yarn-site.xml</text:p>
      <text:p text:style-name="P7"/>
      <text:p text:style-name="P1">sudo nano /usr/local/hadoop/hadoop-3.1.2/etc/hadoop/yarn-site.xml</text:p>
      <text:p text:style-name="P1"/>
      <text:p text:style-name="P1">---------------</text:p>
      <text:p text:style-name="P1">&lt;configuration&gt;</text:p>
      <text:p text:style-name="P1"><text:span text:style-name="T8"><text:s text:c="3"/></text:span>&lt;property&gt;</text:p>
      <text:p text:style-name="P1"><text:span text:style-name="T8"><text:s text:c="6"/></text:span>&lt;name&gt;yarn.nodemanager.aux-services&lt;/name&gt;</text:p>
      <text:p text:style-name="P1"><text:span text:style-name="T8"><text:s text:c="6"/></text:span>&lt;value&gt;mapreduce_shuffle&lt;/value&gt;</text:p>
      <text:p text:style-name="P1"><text:span text:style-name="T8"><text:s text:c="3"/></text:span>&lt;/property&gt;</text:p>
      <text:p text:style-name="P1"><text:span text:style-name="T8"><text:s text:c="3"/></text:span>&lt;property&gt;</text:p>
      <text:p text:style-name="P1"><text:span text:style-name="T8"><text:s text:c="6"/></text:span>&lt;name&gt;yarn.nodemanager.aux-services.mapreduce.shuffle.class&lt;/name&gt;</text:p>
      <text:p text:style-name="P1"><text:span text:style-name="T8"><text:s text:c="6"/></text:span>&lt;value&gt;org.apache.hadoop.mapred.ShuffleHandler&lt;/value&gt;</text:p>
      <text:p text:style-name="P1"><text:span text:style-name="T8"><text:s text:c="3"/></text:span>&lt;/property&gt; </text:p>
      <text:p text:style-name="P1">&lt;/configuration&gt;</text:p>
      <text:p text:style-name="P1"/>
      <text:p text:style-name="P1">&lt;/configuration&gt;</text:p>
      <text:p text:style-name="P1">---------------</text:p>
      <text:p text:style-name="P1"/>
      <text:p text:style-name="P7">## modifico il seguente file (al path inicato)--&gt; /usr/local/hadoop/hadoop-3.1.2/etc/hadoop/mapred-site.xml</text:p>
      <text:p text:style-name="P7"/>
      <text:p text:style-name="P1">sudo nano /usr/local/hadoop/hadoop-3.1.2/etc/hadoop/mapred-site.xml</text:p>
      <text:p text:style-name="P1"/>
      <text:p text:style-name="P1"/>
      <text:p text:style-name="P1">&lt;configuration&gt;</text:p>
      <text:p text:style-name="P1"><text:span text:style-name="T8"><text:s text:c="3"/></text:span>&lt;property&gt;</text:p>
      <text:p text:style-name="P1"><text:span text:style-name="T8"><text:s text:c="6"/></text:span>&lt;name&gt;mapreduce.framework.name&lt;/name&gt;</text:p>
      <text:p text:style-name="P1"><text:span text:style-name="T8"><text:s text:c="6"/></text:span>&lt;value&gt;yarn&lt;/value&gt;</text:p>
      <text:p text:style-name="P1"><text:span text:style-name="T8"><text:s text:c="3"/></text:span>&lt;/property&gt;</text:p>
      <text:p text:style-name="P1"><text:span text:style-name="T8"><text:s text:c="4"/></text:span>&lt;property&gt;</text:p>
      <text:p text:style-name="P1"><text:span text:style-name="T8"><text:s text:c="8"/></text:span>&lt;name&gt;yarn.app.mapreduce.am.env&lt;/name&gt;</text:p>
      <text:p text:style-name="P1"><text:span text:style-name="T8"><text:s text:c="8"/></text:span>&lt;value&gt;HADOOP_MAPRED_HOME=/usr/local/hadoop/hadoop-3.1.2&lt;/value&gt;</text:p>
      <text:p text:style-name="P1"><text:span text:style-name="T8"><text:s text:c="4"/></text:span>&lt;/property&gt;</text:p>
      <text:p text:style-name="P1"><text:span text:style-name="T8"><text:s text:c="4"/></text:span>&lt;property&gt;</text:p>
      <text:p text:style-name="P1"><text:span text:style-name="T8"><text:s text:c="8"/></text:span>&lt;name&gt;mapreduce.map.env&lt;/name&gt;</text:p>
      <text:p text:style-name="P1"><text:span text:style-name="T8"><text:s text:c="8"/></text:span>&lt;value&gt;HADOOP_MAPRED_HOME=/usr/local/hadoop/hadoop-3.1.2&lt;/value&gt;</text:p>
      <text:p text:style-name="P1"><text:span text:style-name="T8"><text:s text:c="4"/></text:span>&lt;/property&gt;</text:p>
      <text:p text:style-name="P1"><text:soft-page-break/><text:span text:style-name="T8"><text:s text:c="4"/></text:span>&lt;property&gt;</text:p>
      <text:p text:style-name="P1"><text:span text:style-name="T8"><text:s text:c="8"/></text:span>&lt;name&gt;mapreduce.reduce.env&lt;/name&gt;</text:p>
      <text:p text:style-name="P1"><text:span text:style-name="T8"><text:s text:c="8"/></text:span>&lt;value&gt;HADOOP_MAPRED_HOME=/usr/local/hadoop/hadoop-3.1.2&lt;/value&gt;</text:p>
      <text:p text:style-name="P1"><text:span text:style-name="T8"><text:s text:c="4"/></text:span>&lt;/property&gt;</text:p>
      <text:p text:style-name="P1">&lt;/configuration&gt;</text:p>
      <text:p text:style-name="P1"/>
      <text:p text:style-name="P1">-------------------------------------------------------------------------</text:p>
      <text:p text:style-name="P7">HDFS format</text:p>
      <text:p text:style-name="P1">-------------------------------------------------------------------------</text:p>
      <text:p text:style-name="P1"/>
      <text:p text:style-name="P7">## HDFS formattazione del namenode. Prima di poter avviare HDFS, il namenode deve essere formattato. </text:p>
      <text:p text:style-name="P7"/>
      <text:p text:style-name="P1">hdfs namenode -format</text:p>
      <text:p text:style-name="P1">--</text:p>
      <text:p text:style-name="P1">--/************************************************************</text:p>
      <text:p text:style-name="P1">--SHUTDOWN_MSG: Shutting down NameNode at bigdataMDBA/127.0.1.1</text:p>
      <text:p text:style-name="P1">--************************************************************/</text:p>
      <text:p text:style-name="P1"/>
      <text:p text:style-name="P1">-------------------------------------------------------------------------</text:p>
      <text:p text:style-name="P7">HDFS and YARN start</text:p>
      <text:p text:style-name="P1">-------------------------------------------------------------------------</text:p>
      <text:p text:style-name="P1"/>
      <text:p text:style-name="P7">## HDFS start</text:p>
      <text:p text:style-name="P7"/>
      <text:p text:style-name="P1">start-dfs.sh</text:p>
      <text:p text:style-name="P4">g</text:p>
      <text:p text:style-name="P1">--Starting namenodes on [localhost]</text:p>
      <text:p text:style-name="P1">--Starting datanodes</text:p>
      <text:p text:style-name="P1">--Starting secondary namenodes [bigdataMDBA]</text:p>
      <text:p text:style-name="P1">--bigdataMDBA: Warning: Permanently added 'bigdatamdba' (ECDSA) to the list of known hosts.</text:p>
      <text:p text:style-name="P1"/>
      <text:p text:style-name="P7">## YARN start</text:p>
      <text:p text:style-name="P7"/>
      <text:p text:style-name="P1">start-yarn.sh</text:p>
      <text:p text:style-name="P1">--Starting resourcemanager</text:p>
      <text:p text:style-name="P1">--Starting nodemanagers</text:p>
      <text:p text:style-name="P1"/>
      <text:p text:style-name="P1">-------------------------------------------------------------------------</text:p>
      <text:p text:style-name="P7">HEALTH Applications </text:p>
      <text:p text:style-name="P1">-------------------------------------------------------------------------</text:p>
      <text:p text:style-name="P1"/>
      <text:p text:style-name="Testo_20_normale"><text:span text:style-name="T3">## </text:span><text:span text:style-name="T7">verifico al seguente indirizzo se il sistema HD sta girando</text:span></text:p>
      <text:p text:style-name="P7"/>
      <text:p text:style-name="P1">http://localhost:9870/dfshealth.html</text:p>
      <text:p text:style-name="P1">...</text:p>
      <text:p text:style-name="P1"/>
      <text:p text:style-name="P13"><text:span text:style-name="T3">## </text:span><text:span text:style-name="T7">verifico al seguente indirizzo il cluster del sistema HD che sta girando</text:span></text:p>
      <text:p text:style-name="P7"/>
      <text:p text:style-name="P1">http://localhost:8088/cluster/cluster</text:p>
      <text:p text:style-name="P1">...</text:p>
      <text:p text:style-name="P1"/>
      <text:p text:style-name="P1"><text:soft-page-break/>-------------------------------------------------------------------------</text:p>
      <text:p text:style-name="P7">HADOOP fs help</text:p>
      <text:p text:style-name="P1">-------------------------------------------------------------------------</text:p>
      <text:p text:style-name="P1"/>
      <text:p text:style-name="P1">hadoop fs</text:p>
      <text:p text:style-name="P1">-- Usage: hadoop fs [generic options]</text:p>
      <text:p text:style-name="P1">--<text:tab/>[-appendToFile &lt;localsrc&gt; ... &lt;dst&gt;]</text:p>
      <text:p text:style-name="P1">--<text:tab/>[-cat [-ignoreCrc] &lt;src&gt; ...]</text:p>
      <text:p text:style-name="P1">--<text:tab/>[-checksum &lt;src&gt; ...]</text:p>
      <text:p text:style-name="P1">--<text:tab/>[-chgrp [-R] GROUP PATH...]</text:p>
      <text:p text:style-name="P1">--<text:tab/>[-chmod [-R] &lt;MODE[,MODE]... | OCTALMODE&gt; PATH...]</text:p>
      <text:p text:style-name="P1">--<text:tab/>[-chown [-R] [OWNER][:[GROUP]] PATH...]</text:p>
      <text:p text:style-name="P1">--<text:tab/>[-copyFromLocal [-f] [-p] [-l] [-d] [-t &lt;thread count&gt;] &lt;localsrc&gt; ... &lt;dst&gt;]</text:p>
      <text:p text:style-name="P1">--<text:tab/>[-copyToLocal [-f] [-p] [-ignoreCrc] [-crc] &lt;src&gt; ... &lt;localdst&gt;]</text:p>
      <text:p text:style-name="P1">--<text:tab/>[-count [-q] [-h] [-v] [-t [&lt;storage type&gt;]] [-u] [-x] [-e] &lt;path&gt; ...]</text:p>
      <text:p text:style-name="P1">--<text:tab/>[-cp [-f] [-p | -p[topax]] [-d] &lt;src&gt; ... &lt;dst&gt;]</text:p>
      <text:p text:style-name="P1">--<text:tab/>[-createSnapshot &lt;snapshotDir&gt; [&lt;snapshotName&gt;]]</text:p>
      <text:p text:style-name="P1">--<text:tab/>[-deleteSnapshot &lt;snapshotDir&gt; &lt;snapshotName&gt;]</text:p>
      <text:p text:style-name="P1">--<text:tab/>[-df [-h] [&lt;path&gt; ...]]</text:p>
      <text:p text:style-name="P1">--<text:tab/>[-du [-s] [-h] [-v] [-x] &lt;path&gt; ...]</text:p>
      <text:p text:style-name="P1">--<text:tab/>[-expunge]</text:p>
      <text:p text:style-name="P1">--<text:tab/>[-find &lt;path&gt; ... &lt;expression&gt; ...]</text:p>
      <text:p text:style-name="P1">--<text:tab/>[-get [-f] [-p] [-ignoreCrc] [-crc] &lt;src&gt; ... &lt;localdst&gt;]</text:p>
      <text:p text:style-name="P1">--<text:tab/>[-getfacl [-R] &lt;path&gt;]</text:p>
      <text:p text:style-name="P1">--<text:tab/>[-getfattr [-R] {-n name | -d} [-e en] &lt;path&gt;]</text:p>
      <text:p text:style-name="P1">--<text:tab/>[-getmerge [-nl] [-skip-empty-file] &lt;src&gt; &lt;localdst&gt;]</text:p>
      <text:p text:style-name="P1">--<text:tab/>[-head &lt;file&gt;]</text:p>
      <text:p text:style-name="P1">--<text:tab/>[-help [cmd ...]]</text:p>
      <text:p text:style-name="P1">--<text:tab/>[-ls [-C] [-d] [-h] [-q] [-R] [-t] [-S] [-r] [-u] [-e] [&lt;path&gt; ...]]</text:p>
      <text:p text:style-name="P1">--<text:tab/>[-mkdir [-p] &lt;path&gt; ...]</text:p>
      <text:p text:style-name="P1">--<text:tab/>[-moveFromLocal &lt;localsrc&gt; ... &lt;dst&gt;]</text:p>
      <text:p text:style-name="P1">--<text:tab/>[-moveToLocal &lt;src&gt; &lt;localdst&gt;]</text:p>
      <text:p text:style-name="P1">--<text:tab/>[-mv &lt;src&gt; ... &lt;dst&gt;]</text:p>
      <text:p text:style-name="P1">--<text:tab/>[-put [-f] [-p] [-l] [-d] &lt;localsrc&gt; ... &lt;dst&gt;]</text:p>
      <text:p text:style-name="P1">--<text:tab/>[-renameSnapshot &lt;snapshotDir&gt; &lt;oldName&gt; &lt;newName&gt;]</text:p>
      <text:p text:style-name="P1">--<text:tab/>[-rm [-f] [-r|-R] [-skipTrash] [-safely] &lt;src&gt; ...]</text:p>
      <text:p text:style-name="P1">--<text:tab/>[-rmdir [--ignore-fail-on-non-empty] &lt;dir&gt; ...]</text:p>
      <text:p text:style-name="P1">--<text:tab/>[-setfacl [-R] [{-b|-k} {-m|-x &lt;acl_spec&gt;} &lt;path&gt;]|[--set &lt;acl_spec&gt; &lt;path&gt;]]</text:p>
      <text:p text:style-name="P1">--<text:tab/>[-setfattr {-n name [-v value] | -x name} &lt;path&gt;]</text:p>
      <text:p text:style-name="P1">--<text:tab/>[-setrep [-R] [-w] &lt;rep&gt; &lt;path&gt; ...]</text:p>
      <text:p text:style-name="P1">--<text:tab/>[-stat [format] &lt;path&gt; ...]</text:p>
      <text:p text:style-name="P1">--<text:tab/>[-tail [-f] [-s &lt;sleep interval&gt;] &lt;file&gt;]</text:p>
      <text:p text:style-name="P1">--<text:tab/>[-test -[defsz] &lt;path&gt;]</text:p>
      <text:p text:style-name="P1">--<text:tab/>[-text [-ignoreCrc] &lt;src&gt; ...]</text:p>
      <text:p text:style-name="P1">--<text:tab/>[-touch [-a] [-m] [-t TIMESTAMP ] [-c] &lt;path&gt; ...]</text:p>
      <text:p text:style-name="P1">--<text:tab/>[-touchz &lt;path&gt; ...]</text:p>
      <text:p text:style-name="P1">--<text:tab/>[-truncate [-w] &lt;length&gt; &lt;path&gt; ...]</text:p>
      <text:p text:style-name="P1">--<text:tab/>[-usage [cmd ...]]</text:p>
      <text:p text:style-name="P1"/>
      <text:p text:style-name="P1">-- Generic options supported are:</text:p>
      <text:p text:style-name="P1"><text:soft-page-break/>-- -conf &lt;configuration file&gt; <text:s text:c="7"/>specify an application configuration file</text:p>
      <text:p text:style-name="P1">-- -D &lt;property=value&gt; <text:s text:c="14"/>define a value for a given property</text:p>
      <text:p text:style-name="P1">-- -fs &lt;file:///|hdfs://namenode:port&gt; specify default filesystem URL to use, overrides 'fs.defaultFS' property from configurations.</text:p>
      <text:p text:style-name="P1">-- -jt &lt;local|resourcemanager:port&gt; <text:s/>specify a ResourceManager</text:p>
      <text:p text:style-name="P1">-- -files &lt;file1,...&gt; <text:s text:c="15"/>specify a comma-separated list of files to be copied to the map reduce cluster</text:p>
      <text:p text:style-name="P1">-- -libjars &lt;jar1,...&gt; <text:s text:c="14"/>specify a comma-separated list of jar files to be included in the classpath</text:p>
      <text:p text:style-name="P1">-- -archives &lt;archive1,...&gt; <text:s text:c="9"/>specify a comma-separated list of archives to be unarchived on the compute machines</text:p>
      <text:p text:style-name="P1">-- </text:p>
      <text:p text:style-name="P1">-- The general command line syntax is:</text:p>
      <text:p text:style-name="P1">-- command [genericOptions] [commandOptions]</text:p>
      <text:p text:style-name="P1"/>
      <text:p text:style-name="P1"/>
      <text:p text:style-name="P18"><text:span text:style-name="T19">## </text:span><text:span text:style-name="T20">per esempio </text:span><text:span text:style-name="T19">mi permette di accedere alla directory di HD</text:span></text:p>
      <text:p text:style-name="P18">hadoop fs -ls / </text:p>
      <text:p text:style-name="P17"/>
      <text:p text:style-name="P1">-------------------------------------------------------------------------</text:p>
      <text:p text:style-name="P7">HADOOP mkdir /test</text:p>
      <text:p text:style-name="P1">-------------------------------------------------------------------------</text:p>
      <text:p text:style-name="P1"/>
      <text:p text:style-name="P7">## creo una directory di test per HD</text:p>
      <text:p text:style-name="P7"/>
      <text:p text:style-name="P1">hadoop fs -mkdir /test</text:p>
      <text:p text:style-name="P1">hadoop fs -ls /</text:p>
      <text:p text:style-name="P1">-- Found 1 items</text:p>
      <text:p text:style-name="P1">-- drwxr-xr-x <text:s text:c="2"/>- mdba supergroup <text:s text:c="9"/>0 2020-03-14 09:55 /test</text:p>
      <text:p text:style-name="P1"/>
      <text:p text:style-name="P1"># difference between "hadoop fs -ls /" and "ls -l"</text:p>
      <text:p text:style-name="P1">ls -l</text:p>
      <text:p text:style-name="P1">-- mdba@bigdataMDBA:~$ ls -l</text:p>
      <text:p text:style-name="P1">-- total 52</text:p>
      <text:p text:style-name="P1">-- drwxr-xr-x 2 mdba mdba 4096 mar 14 10:03 Desktop</text:p>
      <text:p text:style-name="P1">-- drwxr-xr-x 3 mdba mdba 4096 mar <text:s/>8 17:56 Documents</text:p>
      <text:p text:style-name="P1">-- drwxr-xr-x 2 mdba mdba 4096 mar 10 08:28 Downloads</text:p>
      <text:p text:style-name="P1">-- -rw-r--r-- 1 mdba mdba 8980 mar <text:s/>8 16:27 examples.desktop</text:p>
      <text:p text:style-name="P1">-- drwxrwxr-x 3 mdba mdba 4096 mar 14 09:29 hadoopinfra</text:p>
      <text:p text:style-name="P1">-- drwxrwxr-x 2 mdba mdba 4096 mar 12 10:28 input</text:p>
      <text:p text:style-name="P1">-- drwxr-xr-x 2 mdba mdba 4096 mar <text:s/>8 16:44 Music</text:p>
      <text:p text:style-name="P1">-- drwxr-xr-x 2 mdba mdba 4096 mar <text:s/>8 16:44 Pictures</text:p>
      <text:p text:style-name="P1">-- drwxr-xr-x 2 mdba mdba 4096 mar <text:s/>8 16:44 Public</text:p>
      <text:p text:style-name="P1">-- drwxr-xr-x 2 mdba mdba 4096 mar <text:s/>8 16:44 Templates</text:p>
      <text:p text:style-name="P1">-- drwxr-xr-x 2 mdba mdba 4096 mar <text:s/>8 16:44 Videos</text:p>
      <text:p text:style-name="P1"/>
      <text:p text:style-name="P1">-------------------------------------------------------------------------</text:p>
      <text:p text:style-name="P16"><text:span text:style-name="T2">HDFS and YARN stop</text:span></text:p>
      <text:p text:style-name="P1"/>
      <text:p text:style-name="P12">## prima faccio lo stop prima di yarn e poi di HDFS, per gerarchia</text:p>
      <text:p text:style-name="P1"><text:soft-page-break/></text:p>
      <text:p text:style-name="P7">## YARN stop</text:p>
      <text:p text:style-name="P7"/>
      <text:p text:style-name="P1">stop-yarn.sh</text:p>
      <text:p text:style-name="P1">--Starting resourcemanager</text:p>
      <text:p text:style-name="P1">--Starting nodemanagers</text:p>
      <text:p text:style-name="P6"/>
      <text:p text:style-name="P7">## HDFS stop. <text:span text:style-name="T17">Per lo stop di hdfs automatizza lo stop gerarchico di namenode e datanode.</text:span></text:p>
      <text:p text:style-name="P7"/>
      <text:p text:style-name="P1">stop-dfs.sh</text:p>
      <text:p text:style-name="P1">--Starting namenodes on [localhost]</text:p>
      <text:p text:style-name="P1">--Starting datanodes</text:p>
      <text:p text:style-name="P1">--Starting secondary namenodes [bigdataMDBA]</text:p>
      <text:p text:style-name="P1">--bigdataMDBA: Warning: Permanently added 'bigdatamdba' (ECDSA) to the list of known hosts.</text:p>
      <text:p text:style-name="P1"/>
      <text:p text:style-name="P1">-------------------------------------------------------------------------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sto_20_normale" style:display-name="Testo normale" style:family="paragraph" style:parent-style-name="Standard">
      <style:paragraph-properties fo:margin-top="0in" fo:margin-bottom="0in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Car._20_predefinito_20_paragrafo" style:display-name="Car. predefinito paragrafo" style:family="text"/>
    <style:style style:name="Testo_20_normale_20_Carattere" style:display-name="Testo normale Carattere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0425in" fo:margin-right="1.042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word</meta:initial-creator>
    <meta:creation-date>2020-03-29T14:13:00</meta:creation-date>
    <dc:date>2020-03-30T17:37:58.877640813</dc:date>
    <meta:editing-cycles>24</meta:editing-cycles>
    <meta:editing-duration>PT6H35M58S</meta:editing-duration>
    <meta:generator>LibreOffice/6.0.7.3$Linux_X86_64 LibreOffice_project/00m0$Build-3</meta:generator>
    <meta:document-statistic meta:table-count="0" meta:image-count="0" meta:object-count="0" meta:page-count="12" meta:paragraph-count="417" meta:word-count="2097" meta:character-count="18307" meta:non-whitespace-character-count="15990"/>
  </office:meta>
</office:document-meta>
</file>